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683cm" svg:x="8.366cm" svg:y="16.621cm">
          <text:p text:style-name="P1">Central</text:p>
          <text:p text:style-name="P1">Accounts</text:p>
          <text:p text:style-name="P1">Databas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2.667cm" svg:height="2.54cm" svg:x="3.413cm" svg:y="6.588cm">
          <text:p text:style-name="P1">Member</text:p>
        </draw:rect>
        <draw:rect draw:style-name="gr2" draw:text-style-name="P1" draw:layer="layout" svg:width="2.54cm" svg:height="2.54cm" svg:x="3.54cm" svg:y="3.413cm">
          <text:p text:style-name="P1">Potential</text:p>
          <text:p text:style-name="P1">Member</text:p>
        </draw:rect>
        <draw:rect draw:style-name="gr2" draw:text-style-name="P1" draw:layer="layout" svg:width="2.921cm" svg:height="2.921cm" svg:x="12.557cm" svg:y="3.54cm">
          <text:p text:style-name="P1">Gym </text:p>
          <text:p text:style-name="P1">Employee</text:p>
        </draw:rect>
        <draw:rect draw:style-name="gr2" draw:text-style-name="P1" draw:layer="layout" svg:width="3.302cm" svg:height="3.302cm" svg:x="12.684cm" svg:y="7.35cm">
          <text:p text:style-name="P1">Gym</text:p>
          <text:p text:style-name="P1">Corporate</text:p>
          <text:p text:style-name="P1">Employee</text:p>
        </draw:rect>
        <draw:rect draw:style-name="gr2" draw:text-style-name="P1" draw:layer="layout" svg:width="2.921cm" svg:height="2.921cm" svg:x="12.557cm" svg:y="11.668cm">
          <text:p text:style-name="P1">Gym</text:p>
          <text:p text:style-name="P1">CEO</text:p>
        </draw:rect>
      </draw:page>
      <draw:page draw:name="page2" draw:style-name="dp1" draw:master-page-name="Default">
        <draw:rect draw:style-name="gr2" draw:text-style-name="P1" xml:id="id1" draw:id="id1" draw:layer="layout" svg:width="2.794cm" svg:height="2.794cm" svg:x="2.27cm" svg:y="2.27cm">
          <text:p text:style-name="P1">Gym</text:p>
          <text:p text:style-name="P1">Clientele</text:p>
        </draw:rect>
        <draw:rect draw:style-name="gr2" draw:text-style-name="P1" xml:id="id3" draw:id="id3" draw:layer="layout" svg:width="2.794cm" svg:height="2.794cm" svg:x="22.59cm" svg:y="16.621cm">
          <text:p text:style-name="P1">Gym</text:p>
        </draw:rect>
        <draw:circle draw:style-name="gr2" draw:text-style-name="P1" xml:id="id2" draw:id="id2" draw:layer="layout" svg:width="3.81cm" svg:height="3.81cm" svg:x="11.414cm" svg:y="9.128cm">
          <text:p text:style-name="P1">Membership</text:p>
          <text:p text:style-name="P1">System</text:p>
        </draw:circle>
        <draw:connector draw:style-name="gr3" draw:text-style-name="P1" draw:layer="layout" svg:x1="5.064cm" svg:y1="3.667cm" svg:x2="13.319cm" svg:y2="9.128cm" draw:start-shape="id1" draw:start-glue-point="1" draw:end-shape="id2" draw:end-glue-point="0" svg:d="M5064 3667h8255v5461">
          <text:p/>
        </draw:connector>
        <draw:frame draw:style-name="gr4" draw:layer="layout" svg:width="5.62cm" svg:height="0.963cm" svg:x="6.207cm" svg:y="2.704cm">
          <draw:text-box>
            <text:p>Renewal Payment</text:p>
          </draw:text-box>
        </draw:frame>
        <draw:connector draw:style-name="gr3" draw:text-style-name="P1" draw:layer="layout" svg:x1="11.414cm" svg:y1="11.033cm" svg:x2="3.667cm" svg:y2="5.064cm" draw:start-shape="id2" draw:start-glue-point="3" draw:end-shape="id1" draw:end-glue-point="2" svg:d="M11414 11033h-7747v-5969">
          <text:p/>
        </draw:connector>
        <draw:frame draw:style-name="gr4" draw:layer="layout" svg:width="7.076cm" svg:height="0.963cm" svg:x="5.572cm" svg:y="3.54cm">
          <draw:text-box>
            <text:p>New Membership Form</text:p>
          </draw:text-box>
        </draw:frame>
        <draw:frame draw:style-name="gr5" draw:text-style-name="P2" draw:layer="layout" svg:width="8.001cm" svg:height="1.675cm" svg:x="5.064cm" svg:y="4.175cm">
          <draw:text-box>
            <text:p text:style-name="P2">Membership Cancellation Form</text:p>
          </draw:text-box>
        </draw:frame>
        <draw:line draw:style-name="gr3" draw:text-style-name="P1" draw:layer="layout" svg:x1="5.064cm" svg:y1="4.302cm" svg:x2="13.319cm" svg:y2="4.302cm">
          <text:p/>
        </draw:line>
        <draw:line draw:style-name="gr6" draw:text-style-name="P1" draw:layer="layout" svg:x1="5.064cm" svg:y1="5.064cm" svg:x2="5.064cm" svg:y2="5.826cm">
          <text:p/>
        </draw:line>
        <draw:line draw:style-name="gr3" draw:text-style-name="P1" draw:layer="layout" svg:x1="5.064cm" svg:y1="5.826cm" svg:x2="13.319cm" svg:y2="5.826cm">
          <text:p/>
        </draw:line>
        <draw:frame draw:style-name="gr7" draw:layer="layout" svg:width="6.477cm" svg:height="1.675cm" svg:x="4.302cm" svg:y="9.509cm">
          <draw:text-box>
            <text:p>Accepted/Denied Membership</text:p>
          </draw:text-box>
        </draw:frame>
        <draw:line draw:style-name="gr3" draw:text-style-name="P1" draw:layer="layout" svg:x1="12.303cm" svg:y1="9.382cm" svg:x2="3.667cm" svg:y2="9.382cm">
          <text:p/>
        </draw:line>
        <draw:frame draw:style-name="gr8" draw:layer="layout" svg:width="5.08cm" svg:height="1.675cm" svg:x="4.556cm" svg:y="7.604cm">
          <draw:text-box>
            <text:p>Payment Acknowledge</text:p>
          </draw:text-box>
        </draw:frame>
        <draw:line draw:style-name="gr6" draw:text-style-name="P1" draw:layer="layout" svg:x1="11.922cm" svg:y1="12.303cm" svg:x2="3.667cm" svg:y2="12.303cm">
          <text:p/>
        </draw:line>
        <draw:line draw:style-name="gr3" draw:text-style-name="P1" draw:layer="layout" svg:x1="3.667cm" svg:y1="12.303cm" svg:x2="3.667cm" svg:y2="11.033cm">
          <text:p/>
        </draw:line>
        <draw:frame draw:style-name="gr9" draw:layer="layout" svg:width="6.31cm" svg:height="0.963cm" svg:x="4.429cm" svg:y="11.287cm">
          <draw:text-box>
            <text:p>Promotions</text:p>
          </draw:text-box>
        </draw:frame>
        <draw:connector draw:style-name="gr3" draw:text-style-name="P1" draw:layer="layout" svg:x1="23.987cm" svg:y1="16.621cm" svg:x2="15.224cm" svg:y2="11.033cm" draw:start-shape="id3" draw:start-glue-point="0" draw:end-shape="id2" draw:end-glue-point="1" svg:d="M23987 16621v-5588h-8763">
          <text:p/>
        </draw:connector>
        <draw:frame draw:style-name="gr10" draw:layer="layout" svg:width="7.112cm" svg:height="0.963cm" svg:x="16.367cm" svg:y="10.07cm">
          <draw:text-box>
            <text:p>Updated Pricing Plans</text:p>
          </draw:text-box>
        </draw:frame>
        <draw:line draw:style-name="gr3" draw:text-style-name="P1" draw:layer="layout" svg:x1="23.987cm" svg:y1="11.922cm" svg:x2="15.097cm" svg:y2="11.922cm">
          <text:p/>
        </draw:line>
        <draw:frame draw:style-name="gr11" draw:layer="layout" svg:width="8.128cm" svg:height="1.016cm" svg:x="16.494cm" svg:y="11.033cm">
          <draw:text-box>
            <text:p>Promotional Materials</text:p>
          </draw:text-box>
        </draw:frame>
        <draw:connector draw:style-name="gr3" draw:text-style-name="P1" draw:layer="layout" svg:x1="13.319cm" svg:y1="12.938cm" svg:x2="22.59cm" svg:y2="18.018cm" draw:start-shape="id2" draw:start-glue-point="2" draw:end-shape="id3" draw:end-glue-point="3" svg:d="M13319 12938v5080h9271">
          <text:p/>
        </draw:connector>
        <draw:line draw:style-name="gr6" draw:text-style-name="P1" draw:layer="layout" svg:x1="23.987cm" svg:y1="11.033cm" svg:x2="23.987cm" svg:y2="10.017cm">
          <text:p/>
        </draw:line>
        <draw:line draw:style-name="gr3" draw:text-style-name="P1" draw:layer="layout" svg:x1="23.987cm" svg:y1="10.017cm" svg:x2="14.97cm" svg:y2="10.017cm">
          <text:p/>
        </draw:line>
        <draw:frame draw:style-name="gr11" draw:layer="layout" svg:width="6.223cm" svg:height="1.675cm" svg:x="15.732cm" svg:y="8.366cm">
          <draw:text-box>
            <text:p>Modify/Create Member Account</text:p>
          </draw:text-box>
        </draw:frame>
        <draw:frame draw:style-name="gr12" draw:layer="layout" svg:width="3.556cm" svg:height="1.905cm" svg:x="15.859cm" svg:y="16.24cm">
          <draw:text-box>
            <text:p>Retention Statisti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7T11:49:16.52</meta:creation-date>
    <dc:date>2016-09-07T12:37:24.87</dc:date>
    <meta:editing-duration>PT1M27S</meta:editing-duration>
    <meta:editing-cycles>1</meta:editing-cycles>
    <meta:document-statistic meta:object-count="32"/>
    <meta:generator>OpenOffice/4.1.2$Win32 OpenOffice.org_project/412m3$Build-9782</meta:generator>
  </office:meta>
</office:document-meta>
</file>